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3.201cm" svg:y1="12.813cm" svg:x2="13.753cm" svg:y2="15.812cm" draw:start-shape="id3" draw:end-shape="id1" draw:end-glue-point="4" svg:d="M13201 12813l552 2999" svg:viewBox="0 0 553 3000">
          <text:p text:style-name="P1"><text:span text:style-name="T1">= <text:s text:c="3"/></text:span></text:p>
        </draw:connector>
        <draw:connector draw:style-name="gr1" draw:text-style-name="P2" draw:layer="layout" draw:type="line" svg:x1="21.492cm" svg:y1="12.827cm" svg:x2="14.896cm" svg:y2="14.923cm" draw:end-shape="id1" draw:end-glue-point="5" svg:d="M21492 12827l-6596 2096" svg:viewBox="0 0 6597 209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xml:id="id3" draw:id="id3" draw:layer="layout" svg:width="7.86cm" svg:height="2.653cm" svg:x="9.271cm" svg:y="10.1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19.373cm" svg:y="9.363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22.391cm" svg:y="11.06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947cm" svg:height="0.66cm" svg:x="20.792cm" svg:y="9.8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5-24T09:05:47.046373300</dc:date>
    <meta:editing-duration>P1DT1H29M3S</meta:editing-duration>
    <meta:editing-cycles>33</meta:editing-cycles>
    <meta:generator>LibreOffice/25.2.0.3$Windows_X86_64 LibreOffice_project/e1cf4a87eb02d755bce1a01209907ea5ddc8f069</meta:generator>
    <meta:document-statistic meta:object-count="10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i>i</mi>
            </msub>
            <mo stretchy="false">+</mo>
            <msub>
              <mi mathvariant="normal">β</mi>
              <mi mathvariant="italic">bl</mi>
            </msub>
          </mrow>
          <mrow>
            <msub>
              <mi mathvariant="italic">bl</mi>
              <mi>i</mi>
            </msub>
            <mo stretchy="false">+</mo>
            <msub>
              <mi mathvariant="normal">β</mi>
              <mi mathvariant="italic">sp</mi>
            </msub>
          </mrow>
          <msub>
            <mi mathvariant="italic">sp</mi>
            <mi>i</mi>
          </msub>
        </mrow>
        <mo stretchy="true">⏟</mo>
      </munder>
      <mrow/>
    </munder>
    <annotation encoding="StarMath 5.0">{%beta_i + %beta_bl bl_i + %beta_sp sp_i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ν</mi>
    <annotation encoding="StarMath 5.0">%n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